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5cm" fo:min-width="25.4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5.2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5cm" fo:min-width="3.2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5cm" fo:min-width="3.94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5.5cm" fo:min-width="23.75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22.75cm"/>
      <style:paragraph-properties style:writing-mode="lr-tb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17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5cm" fo:min-width="11cm"/>
      <style:paragraph-properties style:writing-mode="lr-tb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5cm" fo:min-width="12cm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.5cm"/>
      <style:paragraph-properties style:writing-mode="lr-tb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25cm" fo:min-width="19.2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5cm" fo:min-width="19.25cm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5cm" fo:min-width="15.5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cm" fo:min-width="8.25cm"/>
      <style:paragraph-properties style:writing-mode="lr-tb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4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9.75cm"/>
      <style:paragraph-properties style:writing-mode="lr-tb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6.25cm" fo:min-width="23.5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2.756cm" fo:min-width="2.506cm"/>
      <style:paragraph-properties style:writing-mode="lr-tb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2.5cm" fo:min-width="3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.75cm" svg:x="1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1cm" svg:x="0cm" svg:y="0cm">
          <text:p text:style-name="P2">INDE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1cm" svg:y="3cm">
          <text:p text:style-name="P2">HO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23.19cm" svg:y="3cm">
          <text:p text:style-name="P2">PROFI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cm" svg:height="1.75cm" svg:x="18.75cm" svg:y="3cm">
          <text:p text:style-name="P2">NEW ARTICL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4.25cm" svg:height="5.75cm" svg:x="1.75cm" svg:y="5.75cm">
          <text:p text:style-name="P2">**OPTIONAL JUMBOTRON WITH NASA IMAGE OF THE DAY API**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3.25cm" svg:height="1.5cm" svg:x="1.75cm" svg:y="1cm">
          <text:p text:style-name="P2">NEED SOME S P A C 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7.5cm" svg:height="3cm" svg:x="5.5cm" svg:y="12.5cm">
          <text:p text:style-name="P2">ARTICL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7.5cm" svg:height="3cm" svg:x="5.5cm" svg:y="16.75cm">
          <text:p text:style-name="P2">ARTICL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1.5cm" svg:height="1.75cm" svg:x="7.25cm" svg:y="3cm">
          <text:p text:style-name="P2">**OPTIONAL FUN APIS**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25.94cm" svg:height="1.75cm" svg:x="1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1cm" svg:y="3cm">
          <text:p text:style-name="P2">HO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23.19cm" svg:y="3cm">
          <text:p text:style-name="P2">PROFI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cm" svg:height="1.75cm" svg:x="18.75cm" svg:y="3cm">
          <text:p text:style-name="P2">NEW ARTIC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3.25cm" svg:height="1.5cm" svg:x="1.75cm" svg:y="1cm">
          <text:p text:style-name="P2">NEED SOME S P A C E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1cm" svg:x="0cm" svg:y="0cm">
          <text:p text:style-name="P2">ARTICLE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2.5cm" svg:height="0.75cm" svg:x="7.75cm" svg:y="5.25cm">
          <text:p text:style-name="P2">TITLE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cm" svg:height="1cm" svg:x="7.75cm" svg:y="6cm">
          <text:p text:style-name="P2">author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cm" svg:height="1cm" svg:x="15.25cm" svg:y="6cm">
          <text:p text:style-name="P2">sourc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9.75cm" svg:height="2.5cm" svg:x="4.25cm" svg:y="7.25cm">
          <text:p text:style-name="P2">IMAGE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9.75cm" svg:height="5.25cm" svg:x="4.25cm" svg:y="10.5cm">
          <text:p text:style-name="P2">CONTENT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6cm" svg:height="1.75cm" svg:x="6.25cm" svg:y="17.25cm">
          <text:p text:style-name="P2">COMMENTS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1.5cm" svg:height="1.75cm" svg:x="7.25cm" svg:y="3cm">
          <text:p text:style-name="P2">**OPTIONAL FUN APIS**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8.75cm" svg:height="1.25cm" svg:x="10cm" svg:y="19cm">
          <text:p text:style-name="P2">add comment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5cm" svg:height="1cm" svg:x="4.25cm" svg:y="15.75cm">
          <text:p text:style-name="P2">like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25.94cm" svg:height="1.75cm" svg:x="1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1cm" svg:y="3cm">
          <text:p text:style-name="P2">HO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23.19cm" svg:y="3cm">
          <text:p text:style-name="P2">PROFI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cm" svg:height="1.75cm" svg:x="18.75cm" svg:y="3cm">
          <text:p text:style-name="P2">NEW ARTIC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3.25cm" svg:height="1.5cm" svg:x="1.75cm" svg:y="1cm">
          <text:p text:style-name="P2">NEED SOME S P A C 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1.5cm" svg:height="1.75cm" svg:x="7.25cm" svg:y="3cm">
          <text:p text:style-name="P2">**OPTIONAL FUN APIS**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1cm" svg:x="0cm" svg:y="0cm">
          <text:p text:style-name="P2">NEW ARTICLE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0.25cm" svg:height="1.5cm" svg:x="9.25cm" svg:y="7.25cm">
          <text:p text:style-name="P3">INSERT TITLE: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0.25cm" svg:height="1.5cm" svg:x="9.25cm" svg:y="9cm">
          <text:p text:style-name="P3">INSERT AUTHOR: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0.25cm" svg:height="1.5cm" svg:x="9.25cm" svg:y="10.75cm">
          <text:p text:style-name="P3">INSERT SOURCE: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0.25cm" svg:height="1.5cm" svg:x="9.25cm" svg:y="12.5cm">
          <text:p text:style-name="P3">INSERT IMAGE: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0.25cm" svg:height="1.5cm" svg:x="9.25cm" svg:y="14.25cm">
          <text:p text:style-name="P3">INSERT CONTENT: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10.25cm" svg:height="1.5cm" svg:x="9.25cm" svg:y="16.25cm">
          <text:p text:style-name="P3">create article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7" draw:text-style-name="P4" draw:layer="layout" svg:width="24cm" svg:height="6.5cm" svg:x="2.25cm" svg:y="13.25cm">
          <text:p text:style-name="P3">PUBLISHED POSTS:</text:p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5.94cm" svg:height="1.75cm" svg:x="1cm" svg:y="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1cm" svg:y="3cm">
          <text:p text:style-name="P2">HOME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5cm" svg:height="1.75cm" svg:x="23.19cm" svg:y="3cm">
          <text:p text:style-name="P2">PROFI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44cm" svg:height="1.75cm" svg:x="18.75cm" svg:y="3cm">
          <text:p text:style-name="P2">NEW ARTICL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3.25cm" svg:height="1.5cm" svg:x="1.75cm" svg:y="1cm">
          <text:p text:style-name="P2">NEED SOME S P A C E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1.5cm" svg:height="1.75cm" svg:x="7.25cm" svg:y="3cm">
          <text:p text:style-name="P2">**OPTIONAL FUN APIS**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75cm" svg:height="1cm" svg:x="0cm" svg:y="0cm">
          <text:p text:style-name="P2">PROFILE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4.25cm" svg:height="4.25cm" svg:x="11.75cm" svg:y="6.25cm">
          <text:p text:style-name="P3">PROFILE P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draw:layer="layout" svg:width="10.25cm" svg:height="1.5cm" svg:x="9cm" svg:y="11.151cm">
          <text:p text:style-name="P3">NAME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5cm" svg:height="2.75cm" svg:x="3.25cm" svg:y="15.25cm">
          <text:p text:style-name="P3">post img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5cm" svg:height="2.75cm" svg:x="8cm" svg:y="15.25cm">
          <text:p text:style-name="P3">post img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5cm" svg:height="2.75cm" svg:x="12.75cm" svg:y="15.25cm">
          <text:p text:style-name="P3">post img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5cm" svg:height="2.75cm" svg:x="17.25cm" svg:y="15.25cm">
          <text:p text:style-name="P3">post img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3.5cm" svg:height="2.75cm" svg:x="21.75cm" svg:y="15.25cm">
          <text:p text:style-name="P3">post img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5T19:08:33.184558469</meta:creation-date>
    <dc:date>2021-08-05T19:33:19.141987286</dc:date>
    <meta:editing-duration>PT23M25S</meta:editing-duration>
    <meta:editing-cycles>9</meta:editing-cycles>
    <meta:generator>LibreOffice/7.1.4.2$Linux_X86_64 LibreOffice_project/10$Build-2</meta:generator>
    <meta:document-statistic meta:object-count="53"/>
  </office:meta>
</office:document-meta>
</file>